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Galloway, 2007 #1271}</text:p>
      <text:p text:style-name="Text_20_body">Galloway, Alexander R., and Eugene Thacker. <text:span text:style-name="T1">The Exploit : A Theory of Networks</text:span>. Minneapolis: University of Minnesota Press, 2007.</text:p>
      <text:p text:style-name="Text_20_body">Political action in the network, then, can be be guided deliberatory by human actors, or accidentally affected by nonhuman actors (...). Often, tactical misuse of a protocol, be it intended or unintended, can identify the political fissures in a network. 30-31</text:p>
      <text:p text:style-name="Text_20_body">Thus any kind of protocological contol exists not because the network is smooth and continuous but precisely because <text:span text:style-name="T2">the network contains within it antagonistic clusterings, divergent subtopologies, rogue nodes. (This is what makes them networks; if they were not internally heterogeneous, they would be known as integral wholes). 34</text:span></text:p>
      <text:p text:style-name="Text_20_body">It is the management of this unity-heterogeneity flow that is most important. In terms of protocological control, the question of individuation is a question of how discrete nodes (agencies) and their edges (actions) are identified and managed as such. 60</text:p>
      <text:p text:style-name="Text_20_body">An important future political problem will no longer be the alienation of real social relations into objects, but the extraction of abstract code <text:span text:style-name="T1">from </text:span>objects. In other words, codification not reification, is the new concern. 134</text:p>
      <text:p text:style-name="Text_20_body">This is the first step in activating an ethics and a politics of networks, an activation of a political consciousness that is as capable of the critiquing of protocological control as it is capable of fostering the transformative elements of protocol. <text:span text:style-name="T2">What would a network form of praxis be like? 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GB" style:font-name-complex="DejaVu 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2-08T10:59:28</meta:creation-date>
    <dc:creator>abm</dc:creator>
    <dc:date>2008-03-03T16:34:00</dc:date>
    <meta:editing-cycles>5</meta:editing-cycles>
    <meta:editing-duration>PT3H35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39" meta:character-count="1528"/>
  </office:meta>
</office:document-meta>
</file>